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6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nimalia_Phylum_Classus_Ordo_Familia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phylum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тип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phylum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phylum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phylum</text:p>
          </table:table-cell>
          <table:table-cell office:value-type="string">
            <text:p>тип</text:p>
          </table:table-cell>
        </table:table-row>
        <table:table-row table:style-name="ro1">
          <table:table-cell office:value-type="string">
            <text:p>classes</text:p>
          </table:table-cell>
          <table:table-cell office:value-type="string">
            <text:p>class</text:p>
          </table:table-cell>
          <table:table-cell office:value-type="string">
            <text:p>класс</text:p>
          </table:table-cell>
        </table:table-row>
        <table:table-row table:style-name="ro1">
          <table:table-cell office:value-type="string">
            <text:p>orders</text:p>
          </table:table-cell>
          <table:table-cell office:value-type="string">
            <text:p>order</text:p>
          </table:table-cell>
          <table:table-cell office:value-type="string">
            <text:p>отряд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class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class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order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order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1:49</meta:creation-date>
    <dc:date>2014-08-25T19:33:40.10</dc:date>
    <dc:language>es-ES</dc:language>
    <meta:editing-cycles>4</meta:editing-cycles>
    <meta:editing-duration>PT1M22S</meta:editing-duration>
    <dc:creator>Konstantin Grebennikov</dc:creator>
    <meta:document-statistic meta:table-count="15" meta:cell-count="166" meta:object-count="0"/>
    <meta:user-defined meta:name="Info 1"/>
    <meta:user-defined meta:name="Info 2"/>
    <meta:user-defined meta:name="Info 3"/>
    <meta:user-defined meta:name="Info 4"/>
  </office:meta>
</office:document-meta>
</file>